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9-20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9-19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9-18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9-17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9-16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9-15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9-14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9-13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9-12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9-11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9-10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9-09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9-08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9-07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9-06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9-05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9-04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9-03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9-02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9-01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31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30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29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28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27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26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25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24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23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22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21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20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19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18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17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16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15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14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13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12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11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10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09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08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07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06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05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04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03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02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8-01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31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30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29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28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27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26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25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24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23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22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21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20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19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18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17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16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15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14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13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12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11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10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09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08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07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06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05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04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03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02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7-01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6-30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6-29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6-28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6-27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6-26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6-25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6-2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6-2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6-2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6-2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6-2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6-1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6-1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6-1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6-1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6-1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6-1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6-1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6-1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6-1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6-1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6-0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6-0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6-0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6-0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6-0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6-0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6-0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6-0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6-0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3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3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2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2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2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2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2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2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2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2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2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2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1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1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1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1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1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1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1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1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1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1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0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0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0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0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0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0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0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0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5-0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4-3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4-2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4-2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4-2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4-2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4-2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4-2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4-2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4-2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4-2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4-2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4-1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4-1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4-1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4-1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4-1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4-1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4-1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4-1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4-1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4-1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4-0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4-0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4-0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4-0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4-0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4-0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4-0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4-0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4-0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3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3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2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2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2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2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2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2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2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2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2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2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1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1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1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1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1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1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1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1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1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1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0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0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0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0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0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0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0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0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3-0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2-2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2-2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2-2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2-2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2-2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2-2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2-2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2-2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2-2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2-1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2-1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2-1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2-1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2-1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2-1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2-1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2-1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2-1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2-1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2-0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2-0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2-0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2-0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2-0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2-0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2-0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2-0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2-0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3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3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2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2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2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2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2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2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2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2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2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2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1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1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1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1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1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1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1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1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1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1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0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0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0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0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0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0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0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0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1-01-0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3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3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2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2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2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2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2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2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2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2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2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2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1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1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1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1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1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1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1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1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1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1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0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0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0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0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0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0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0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0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2-0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1-3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1-2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1-2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1-2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1-2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1-2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1-2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1-2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1-2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1-2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1-2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1-1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1-1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1-1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1-1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1-1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1-1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1-1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1-1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1-1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1-1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1-0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1-0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1-0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1-0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1-0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1-0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1-0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1-0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1-0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3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3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2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2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2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2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2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2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2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2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2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2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1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1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1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1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1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1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1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1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1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1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0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0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0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0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0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0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0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0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10-0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9-3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9-2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9-2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9-2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9-2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9-2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9-2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9-2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9-2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9-2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9-2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9-1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9-1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9-1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9-1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9-1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9-1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9-1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9-1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9-1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9-1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9-0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9-0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9-0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9-0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9-0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9-0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9-0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9-0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9-0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3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3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2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2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2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2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2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2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2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2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2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2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1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1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1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1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1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1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1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1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1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1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0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0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0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0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0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0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0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0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8-0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3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3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2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2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2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2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2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2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2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2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2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2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1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1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1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1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1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1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1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1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1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1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0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0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0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0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0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0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0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0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7-0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6-3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6-2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6-2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6-2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6-2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6-2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6-2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6-2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6-2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6-2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6-2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6-1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6-1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6-1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6-1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6-1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6-1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6-1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6-1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6-1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6-1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6-0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6-0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6-0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6-0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6-0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6-0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6-0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6-0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6-0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3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3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2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2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2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2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2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2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2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2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2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2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1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1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1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1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1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1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1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1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1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1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0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0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0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0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0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0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0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0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5-0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4-3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4-2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4-2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4-2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4-2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4-2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4-2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4-2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4-2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4-2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4-2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4-1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4-1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4-1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4-1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4-1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4-1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4-1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4-1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4-1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4-1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4-0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4-0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4-0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4-0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4-0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4-0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4-0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4-0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4-0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3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3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2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2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2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2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2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2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2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2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2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2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1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1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1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1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1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1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1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1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1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1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0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0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0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0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0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0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0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0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3-0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2-2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2-2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2-2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2-2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2-2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2-2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2-2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2-2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2-2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2-2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2-1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2-1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2-1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2-1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2-1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2-1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2-1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2-1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2-1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2-1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2-0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2-0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2-0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2-0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2-0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2-0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2-0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2-0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2-0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3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3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2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2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2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2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2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2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2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2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2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2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1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1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1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1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1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1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1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1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1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1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0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0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0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0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0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0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0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0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0-01-0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3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3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2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2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2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2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2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2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2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2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2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2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1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1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1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1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1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1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1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1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1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1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0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0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0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0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0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0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0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0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2-0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1-3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1-2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1-2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1-2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1-2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1-2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1-2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1-2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1-2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1-2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1-2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1-1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1-1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1-1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1-1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1-1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1-1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1-1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1-1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1-1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1-1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1-0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1-0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1-0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1-0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1-0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1-0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1-0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1-0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1-0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3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3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2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2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2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2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2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2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2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2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2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2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1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1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1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1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1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1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1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1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1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1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0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0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0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0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0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0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0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0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10-0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9-3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9-2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9-2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9-2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9-2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9-2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9-2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9-2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9-2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9-2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9-2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9-1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9-1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9-1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9-1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9-1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9-1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9-1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9-1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9-1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9-1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9-0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9-0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9-0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9-0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9-0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9-0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9-0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9-0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9-0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3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3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2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2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2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2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2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2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2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2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2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2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1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1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1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1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1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1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1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1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1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1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0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0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0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0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0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0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0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0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0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3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3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2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2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2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2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2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2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2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2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2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2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1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1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1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1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1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1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1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1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1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1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0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0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0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0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0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0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0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0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7-0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6-3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6-2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6-2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6-2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6-2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6-2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6-2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6-2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6-2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6-2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6-2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6-1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6-1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6-1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6-1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6-1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6-1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6-1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6-1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6-1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6-1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6-0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6-0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6-0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6-0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6-0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6-0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6-0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6-0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6-0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3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3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2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2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2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2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2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2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2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2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2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2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1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1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1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1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1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1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1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1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1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1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0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0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0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0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0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0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0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0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5-0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4-3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4-29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4-28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4-27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4-26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4-25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4-24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4-23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4-22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4-21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4-20 04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4-19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4-18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4-17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4-16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4-15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4-14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4-13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4-12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4-11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4-10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4-09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4-08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4-07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4-06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4-05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4-04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4-03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4-02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4-01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3-31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3-30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3-29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3-28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3-27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3-26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3-25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3-24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3-23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3-22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3-21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3-20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3-19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3-18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3-17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3-16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3-15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3-14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3-13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3-12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3-11 04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3-09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3-08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3-07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3-06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3-05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3-04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3-03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3-02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3-01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2-28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2-27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2-26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2-25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2-24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2-23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2-22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2-21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2-20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2-19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2-18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2-17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2-16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2-15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2-14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2-13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2-12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2-11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2-10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2-09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2-08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2-07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2-06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2-05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2-04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2-03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2-02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2-01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31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30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29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28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27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26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25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24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23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22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21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20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19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18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17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16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15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14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13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12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11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10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09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08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07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06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05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04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03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02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1-01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2-31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2-30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2-29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2-28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2-27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2-26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2-25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2-24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2-23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2-22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2-21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2-20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2-19 03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4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4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4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4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4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4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3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2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2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2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2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2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2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2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2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2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2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2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2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2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2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2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2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2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2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2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2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2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2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2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2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2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2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2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2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1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2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1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1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1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1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1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1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1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1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1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1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1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1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1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1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1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1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1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1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1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1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1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1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1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1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1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4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4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4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4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4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4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3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7-0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4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4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4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4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4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4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3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6-0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4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4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4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4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4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4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3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0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4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4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4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4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4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4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3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4-0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3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371" meta:object-count="0"/>
    <meta:user-defined meta:name="AppVersion">3.0</meta:user-defined>
  </office:meta>
</office:document-meta>
</file>